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cesitás ir a la manicura, hija</text:p>
      <text:p text:style-name="P2"/>
      <text:p text:style-name="P1">Cosas realmente cómicas suceden todos los días a plena luz. Como esa señora, muy sofisticada, vistiendo un trajecito de diseñador y sombrero de ala, que llevaba a su hija por La Capital de negocio en negocio mirando todo y no prestando atención a nada. En una mano llevaba una revista, de las inflexiones de los codos colgaban las bolsas de sus compras y en la otra mano tenía a su niña. Cuando llegaba a una esquina, y un semáforo detenía su galope, soltaba a su primogénita y tomaba el teléfono móvil. Con una habilidad que no habría adivinado, pasaba su pulgar izquierdo por toda la pantalla: miraba el mapa, chequeaba Facebook y contestaba SMSs. Cuando el semáforo la habilitaba, guardaba el teléfono, volvía a tomar a su hija y retomaba la marcha.</text:p>
      <text:p text:style-name="P1">Cuando yo la vi, llegaba con la niña caminando de muy mala gana a la avenida 9 de Julio. Cuando frenaron la marcha, había unas doscientas personas esperando para cruzar. La mujer volvió a realizar el ritual y ocupó su mano izquierda respondiendo una invitación a jugar canasta por la tarde con otras señoras <text:span text:style-name="T1">paquetas</text:span> como ella. Lo gracioso ocurrió cuando quiso tomar a su hija y emprender nuevamente la marcha. En lugar de la suave mano de la pequeña, con toda confianza agarró una mano más áspera.</text:p>
      <text:p text:style-name="P1">Ceferino Ortega sufre de enanismo, es desocupado y pide monedas por La Capital. A él también lo agarró por sorpresa, cuando de imprevisto sintió un tirón en el brazo y se lo llevaron arrastrando por la avenida más ancha del mundo. La señora no se dio cuenta hasta que llegó al otro extremo. A 140 metros, la pequeña se quedó mirando la escena con sus labios temblando a punto de largarse a llor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jconti </meta:initial-creator>
    <meta:creation-date>2011-03-15T07:18:13</meta:creation-date>
    <dc:date>2012-03-22T19:44:02</dc:date>
    <dc:creator>jjconti </dc:creator>
    <meta:editing-duration>PT02H26M01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1" meta:paragraph-count="4" meta:word-count="299" meta:character-count="1679"/>
  </office:meta>
</office:document-meta>
</file>